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5xTestSetup.tear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etty5xTestSetup.getConfig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tty5xTestSetup.setForceShutdown( boolean isForcedShut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5xTestSetup.isAvailable( int the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tty5xTestSetup.createContext( Object theServer , Configuration the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etty5xTestSetup.testConnectivity( URL th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etty5xTestSetup.Jetty5xTestSetup(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5xTestSetup.prot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tty5xTestSetup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5xTestSetup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etty5xTestSetup.run( final TestResult the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etty5xTestSetup.setConfigFile( File the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5xTestSetup.createServer( 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5xTestSetup.addServletRedirector( Object theContext , Servlet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tty5xTestSetup.Jetty5xTestSetup( Test theTest , Configuration theBaseConfiguration , ServletConfiguration theServletConfiguration , FilterConfiguration theFilter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5xTestSetup.readFully( HttpURLConnection the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5xTestSetup.setResourceDir( File theResourc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5xTestSetup.addJspRedirector( Object the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etty5xTestSetup.addFilterRedirector( Object theContext , FilterConfiguration the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etty5xTestSetup.getResource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